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style:font-name="Liberation Serif" fo:font-size="13pt" officeooo:paragraph-rsid="002dba84" style:font-size-asian="13pt" style:font-size-complex="13pt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fo:font-variant="normal" fo:text-transform="none" fo:color="#202124" style:font-name="Liberation Serif" fo:font-size="13pt" fo:letter-spacing="normal" fo:font-style="normal" fo:font-weight="normal" officeooo:rsid="001e0ade" officeooo:paragraph-rsid="001e0ade" style:font-size-asian="13pt" style:font-size-complex="13pt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officeooo:rsid="001b5af0" officeooo:paragraph-rsid="00207958" style:font-size-asian="13pt" style:font-size-complex="13pt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4.868cm"/>
        </style:tab-stops>
      </style:paragraph-properties>
      <style:text-properties style:font-name="Liberation Serif" fo:font-size="13pt" officeooo:rsid="001b5af0" officeooo:paragraph-rsid="00207958" style:font-size-asian="13pt" style:font-size-complex="13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officeooo:rsid="001e0ade" officeooo:paragraph-rsid="002d9601" style:font-size-asian="13pt" style:font-size-complex="13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officeooo:rsid="0022ec40" officeooo:paragraph-rsid="0022ec40" style:font-size-asian="13pt" style:font-size-complex="13pt"/>
    </style:style>
    <style:style style:name="P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3pt" fo:font-weight="bold" officeooo:rsid="002ea988" officeooo:paragraph-rsid="002ea988" style:font-size-asian="13pt" style:font-weight-asian="bold" style:font-size-complex="13pt" style:font-weight-complex="bold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officeooo:paragraph-rsid="002dba84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868cm"/>
        </style:tab-stops>
      </style:paragraph-properties>
      <style:text-properties style:font-name="Liberation Serif" fo:font-size="13pt" officeooo:paragraph-rsid="00185bb4" style:font-size-asian="13pt" style:font-size-complex="13pt"/>
    </style:style>
    <style:style style:name="P10" style:family="paragraph" style:parent-style-name="List_20_Paragraph">
      <style:text-properties fo:font-size="13pt" fo:language="en" fo:country="US" officeooo:paragraph-rsid="00185bb4" style:font-size-asian="13pt" style:font-size-complex="13pt"/>
    </style:style>
    <style:style style:name="P11" style:family="paragraph" style:parent-style-name="List_20_Paragraph">
      <style:text-properties style:font-name="Liberation Serif" fo:font-size="13pt" fo:language="en" fo:country="US" officeooo:paragraph-rsid="00185bb4" style:font-size-asian="13pt" style:font-size-complex="13pt"/>
    </style:style>
    <style:style style:name="P12" style:family="paragraph" style:parent-style-name="List_20_Paragraph">
      <style:text-properties style:font-name="Liberation Serif" fo:font-size="13pt" fo:language="en" fo:country="US" officeooo:rsid="001e0ade" officeooo:paragraph-rsid="002dba84" style:font-size-asian="13pt" style:font-size-complex="13pt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1b5af0" officeooo:paragraph-rsid="00207958" style:font-size-asian="13pt" style:font-size-complex="13pt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1b5af0" officeooo:paragraph-rsid="001a0f54" style:font-size-asian="13pt" style:font-size-complex="13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1a0f54" officeooo:paragraph-rsid="001a0f54" style:font-size-asian="13pt" style:font-size-complex="13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1e9cfd" officeooo:paragraph-rsid="002d9601" style:font-size-asian="13pt" style:font-size-complex="13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1e9cfd" officeooo:paragraph-rsid="00207958" style:font-size-asian="13pt" style:font-size-complex="13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207958" officeooo:paragraph-rsid="001e0ade" style:font-size-asian="13pt" style:font-size-complex="13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1e0ade" officeooo:paragraph-rsid="001e0ade" style:font-size-asian="13pt" style:font-size-complex="13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3pt" fo:language="en" fo:country="US" officeooo:rsid="0022ec40" officeooo:paragraph-rsid="0022ec40" style:font-size-asian="13pt" style:font-size-complex="13pt"/>
    </style:style>
    <style:style style:name="P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Liberation Serif" fo:font-size="13pt" fo:language="en" fo:country="US" fo:font-weight="normal" officeooo:rsid="002ea988" officeooo:paragraph-rsid="002ea988" style:font-size-asian="13pt" style:font-weight-asian="normal" style:font-size-complex="13pt" style:font-weight-complex="normal"/>
    </style:style>
    <style:style style:name="P2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Liberation Serif" fo:font-size="13pt" fo:language="en" fo:country="US" fo:font-weight="bold" officeooo:rsid="002ea988" officeooo:paragraph-rsid="002ea988" style:font-size-asian="13pt" style:font-weight-asian="bold" style:font-size-complex="13pt" style:font-weight-complex="bold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e9cfd" officeooo:paragraph-rsid="002dba84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ded3a" officeooo:paragraph-rsid="001ded3a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language="en" fo:country="US" officeooo:rsid="001b5af0" officeooo:paragraph-rsid="001b5af0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variant="normal" fo:text-transform="none" fo:color="#202124" style:font-name="Roboto" fo:font-size="9.75pt" fo:letter-spacing="normal" fo:language="en" fo:country="US" fo:font-style="normal" fo:font-weight="normal" officeooo:rsid="001b5af0" officeooo:paragraph-rsid="001b5af0" style:font-size-asian="13pt" style:font-size-complex="13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868cm"/>
        </style:tab-stops>
      </style:paragraph-properties>
      <style:text-properties style:font-name="Liberation Serif" fo:font-size="13pt" fo:language="en" fo:country="US" officeooo:paragraph-rsid="00185bb4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bb4f"/>
    </style:style>
    <style:style style:name="T3" style:family="text">
      <style:text-properties fo:language="en" fo:country="US" officeooo:rsid="001e9cfd"/>
    </style:style>
    <style:style style:name="T4" style:family="text">
      <style:text-properties fo:language="en" fo:country="US" officeooo:rsid="00207958"/>
    </style:style>
    <style:style style:name="T5" style:family="text">
      <style:text-properties fo:language="en" fo:country="US" officeooo:rsid="0024e341"/>
    </style:style>
    <style:style style:name="T6" style:family="text">
      <style:text-properties fo:language="en" fo:country="US" officeooo:rsid="002d9601"/>
    </style:style>
    <style:style style:name="T7" style:family="text">
      <style:text-properties fo:language="en" fo:country="US" officeooo:rsid="002dba84"/>
    </style:style>
    <style:style style:name="T8" style:family="text">
      <style:text-properties fo:language="en" fo:country="US" officeooo:rsid="002ea988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officeooo:rsid="00309779"/>
    </style:style>
    <style:style style:name="T11" style:family="text">
      <style:text-properties fo:language="en" fo:country="US" officeooo:rsid="00406a0f"/>
    </style:style>
    <style:style style:name="T12" style:family="text">
      <style:text-properties style:text-position="super 58%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/>
      <text:p text:style-name="P1"><text:span text:style-name="T6">Anirudh -<text:tab/></text:span><text:span text:style-name="T1">In the current era of stress and tension running makes one feel relaxed <text:tab/><text:tab/>and is beneficial for personal health, but what if your running becomes <text:tab/><text:tab/>the cause of someone's happiness.</text:span></text:p>
      <text:p text:style-name="P12"/>
      <text:p text:style-name="P12">(meme- Modern problem require <text:tab/>modern solutions)</text:p>
      <text:p text:style-name="P11"/>
      <text:p text:style-name="P9"><text:span text:style-name="T6">Srujan - <text:s text:c="4"/></text:span><text:span text:style-name="T1">We the family of Helping Hands </text:span><text:span text:style-name="T3">NGO are</text:span><text:span text:style-name="T1"> organizing a marathon event for <text:s text:c="5"/>safeguarding orphans in all aspects and to provide them <text:s/>good health and quality education.</text:span></text:p>
      <text:p text:style-name="P27"/>
      <text:p text:style-name="P27"/>
      <text:p text:style-name="P3"><text:span text:style-name="T6">Sai Ganesh -<text:tab/><text:tab/></text:span><text:span text:style-name="T2">The event will be starting</text:span><text:span text:style-name="T1"> from Chowmahalla Palace, Hyderabad on <text:tab/><text:tab/><text:tab/>28</text:span><text:span text:style-name="T12">th</text:span><text:span text:style-name="T1"> February at sharp 6 AM</text:span></text:p>
      <text:p text:style-name="P13"/>
      <text:p text:style-name="P13"/>
      <text:p text:style-name="P4"><text:span text:style-name="T6">Pranay - <text:s text:c="6"/></text:span><text:span text:style-name="T1">For further details you may have a look into the poster.</text:span></text:p>
      <text:p text:style-name="P27"/>
      <text:p text:style-name="P8"><text:span text:style-name="T6">Gurkirat -<text:tab/></text:span><text:span text:style-name="T5">Y</text:span><text:span text:style-name="T1">our safety is our first priority, a medical team will be accompanying the runners during the marathon in case of any emergency there will </text:span><text:span text:style-name="T5">also </text:span><text:span text:style-name="T1">be volunteers present at several points on the route <text:s/>Contact them immediately.</text:span></text:p>
      <text:p text:style-name="P23"/>
      <text:p text:style-name="P23">(meme- bilkul ricks ni lene ka)</text:p>
      <text:p text:style-name="P15"/>
      <text:p text:style-name="P14"/>
      <text:p text:style-name="P5"><text:span text:style-name="T11">Sarath</text:span><text:span text:style-name="T6"> - </text:span><text:span text:style-name="T1">The funds raised will be used to provide proper education and will also help in providing them healthy food. </text:span><text:span text:style-name="T3">The funds raised from this event will make our society as virtual parents for these orphans and help them achieve their goals in life. </text:span></text:p>
      <text:p text:style-name="P16"/>
      <text:p text:style-name="P16"/>
      <text:p text:style-name="P5"><text:span text:style-name="T8">Gowtham - </text:span><text:span text:style-name="T7">Also, i</text:span><text:span text:style-name="T4">t will be helpful in reaching out to even more children and accommodate them.</text:span></text:p>
      <text:p text:style-name="P18"/>
      <text:p text:style-name="P17"/>
      <text:p text:style-name="P2"><text:span text:style-name="T8">Srinivas- </text:span><text:span text:style-name="T1">Every rupee collected will be spent for the benefit of the children and a complete transparency will be maintained</text:span></text:p>
      <text:p text:style-name="P19"/>
      <text:p text:style-name="P19"/>
      <text:p text:style-name="P6"><text:span text:style-name="T8">Venu</text:span><text:span text:style-name="T1">: Is there any celebrity attending the event?</text:span></text:p>
      <text:p text:style-name="P6"><text:span text:style-name="T11">Chaitanya</text:span><text:span text:style-name="T1">: Yeah, Dr. B. Spoorthi who is a professor at NIT Warangal will be participating in the event.</text:span></text:p>
      <text:p text:style-name="P20"/>
      <text:p text:style-name="P20"/>
      <text:p text:style-name="P21">Srinivas- Looking forward to see you at the marathon</text:p>
      <text:p text:style-name="P21"/>
      <text:p text:style-name="P22"/>
      <text:p text:style-name="P7"><text:span text:style-name="T9">Roll no-21-25:</text:span><text:span text:style-name="T1">Run for Fun!!</text:span></text:p>
      <text:p text:style-name="P7"><text:span text:style-name="T9">Roll no. 26-30:</text:span><text:span text:style-name="T1">Run for Good!!</text:span></text:p>
      <text:p text:style-name="P26"><text:soft-page-break/>If you run you are a runner. it does not matter how fast or how far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2:21:08.762406921</meta:creation-date>
    <dc:date>2021-02-03T19:12:58.401197510</dc:date>
    <meta:editing-duration>PT17M1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16" meta:word-count="286" meta:character-count="1662" meta:non-whitespace-character-count="1365"/>
  </office:meta>
</office:document-meta>
</file>